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attore">
      <style:paragraph-properties>
        <style:tab-stops>
          <style:tab-stop style:position="10.396cm"/>
        </style:tab-stops>
      </style:paragraph-properties>
    </style:style>
    <style:style style:name="P5" style:family="paragraph" style:parent-style-name="Azione_20_attore" style:list-style-name="Numerazione_20_UC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Modifica Menù Bambino Singol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mpiegato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accede al sistema e viene riconosciuto come Impiegato asilo.<text:line-break/>Un genitore deve aver fatto una richiesta specifica <text:span text:style-name="T1">(</text:span><text:span text:style-name="T2">UC_M_11 Richiesta Modifica Pasto Singolo</text:span><text:span text:style-name="T1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126527300" text:style-name="Numerazione_20_UC">
              <text:list-item text:start-value="1">
                <text:p text:style-name="P4">L'utente accede nell'area di notifica.</text:p>
              </text:list-item>
              <text:list-item>
                <text:p text:style-name="Azione_20_sistema">Il sistema mostra la notifica di un genitore che richiede la l'approvazione della modifica del pasto del proprio bambino.</text:p>
              </text:list-item>
              <text:list-item>
                <text:p text:style-name="P5">L'utente<text:span text:style-name="T3"> prende visione della notifica, verifica i dati del bambino e risponde alla richiesta del genitore con <text:s/>una notifica con l'esito della modifica,</text:span></text:p>
              </text:list-item>
              <text:list-item>
                <text:p text:style-name="Azione_20_sistema">Il sistema invia la notifica al genitor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deve visualizzare il messaggio di confermat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Il sistema visualizza un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il messaggio di confermata modifica o di errore entro 20 secondi dalla conferma dati.</text:p>
          </table:table-cell>
        </table:table-row>
      </table:table>
      <text:p text:style-name="P3">Controllo e modica dell'orario di un bambino mediante notifica di un genit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5:13:17.85</meta:creation-date>
    <meta:editing-duration>PT11M57S</meta:editing-duration>
    <meta:editing-cycles>9</meta:editing-cycles>
    <meta:generator>LibreOffice/3.5$Linux_X86_64 LibreOffice_project/350m1$Build-2</meta:generator>
    <dc:date>2012-10-29T13:21:15</dc:date>
    <meta:document-statistic meta:table-count="1" meta:image-count="0" meta:object-count="0" meta:page-count="1" meta:paragraph-count="20" meta:word-count="158" meta:character-count="700" meta:non-whitespace-character-count="917"/>
  </office:meta>
</office:document-meta>
</file>